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0c15" officeooo:paragraph-rsid="000b0c15"/>
    </style:style>
    <style:style style:name="P2" style:family="paragraph" style:parent-style-name="Standard">
      <style:text-properties fo:font-size="13pt" fo:font-weight="bold" officeooo:rsid="000b0c15" officeooo:paragraph-rsid="000b0c15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1pt" fo:font-weight="bold" officeooo:rsid="000ed385" officeooo:paragraph-rsid="000ed385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fo:font-weight="bold" officeooo:rsid="000b0c15" officeooo:paragraph-rsid="000b0c15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officeooo:rsid="000c2e18" officeooo:paragraph-rsid="000c2e18"/>
    </style:style>
    <style:style style:name="P6" style:family="paragraph" style:parent-style-name="Table_20_Contents">
      <style:paragraph-properties fo:text-align="start" style:justify-single-word="false"/>
      <style:text-properties officeooo:rsid="000c2e18" officeooo:paragraph-rsid="000ed385"/>
    </style:style>
    <style:style style:name="P7" style:family="paragraph" style:parent-style-name="Table_20_Contents">
      <style:paragraph-properties fo:text-align="start" style:justify-single-word="false"/>
      <style:text-properties officeooo:rsid="000c2e18" officeooo:paragraph-rsid="000c2e18"/>
    </style:style>
    <style:style style:name="P8" style:family="paragraph" style:parent-style-name="Table_20_Contents">
      <style:paragraph-properties fo:text-align="start" style:justify-single-word="false"/>
      <style:text-properties officeooo:rsid="00138288" officeooo:paragraph-rsid="00138288"/>
    </style:style>
    <style:style style:name="P9" style:family="paragraph" style:parent-style-name="Table_20_Contents">
      <style:paragraph-properties fo:text-align="start" style:justify-single-word="false"/>
      <style:text-properties fo:font-size="11pt" fo:font-weight="bold" officeooo:rsid="00138288" officeooo:paragraph-rsid="00138288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00" style:text-underline-style="none" officeooo:rsid="00125cb7" officeooo:paragraph-rsid="00125cb7" fo:background-color="#ffffff"/>
    </style:style>
    <style:style style:name="T1" style:family="text">
      <style:text-properties fo:color="#000000" style:text-underline-style="none" fo:background-color="#ffffff" loext:char-shading-value="0"/>
    </style:style>
    <style:style style:name="T2" style:family="text">
      <style:text-properties fo:color="#000000" style:text-underline-style="none" officeooo:rsid="006bbc5a" fo:background-color="#ffffff" loext:char-shading-value="0"/>
    </style:style>
    <style:style style:name="T3" style:family="text">
      <style:text-properties fo:color="#000000" style:text-underline-style="none" officeooo:rsid="00f6ed3a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0da3fd" fo:background-color="#ffffff" loext:char-shading-value="0"/>
    </style:style>
    <style:style style:name="T6" style:family="text">
      <style:text-properties fo:color="#000000" style:text-underline-style="none" officeooo:rsid="000ed385" fo:background-color="#ffffff" loext:char-shading-value="0"/>
    </style:style>
    <style:style style:name="T7" style:family="text">
      <style:text-properties fo:color="#000000" style:text-underline-style="none" officeooo:rsid="000b0c15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138288" fo:background-color="#ffffff" loext:char-shading-value="0"/>
    </style:style>
    <style:style style:name="T10" style:family="text">
      <style:text-properties officeooo:rsid="000ed385"/>
    </style:style>
    <style:style style:name="T11" style:family="text">
      <style:text-properties officeooo:rsid="00137a0e"/>
    </style:style>
    <style:style style:name="T12" style:family="text">
      <style:text-properties officeooo:rsid="001382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Finalidades de documento <text:span text:style-name="T11">para a</text:span> <text:span text:style-name="T12">Faculdade de Letras de Lisboa-</text:span></text:p>
      <text:p text:style-name="P1"/>
      <text:p text:style-name="P3">Abono de família:</text:p>
      <text:p text:style-name="P6"><text:span text:style-name="T2">Est</text:span><text:span text:style-name="T3">a declaração</text:span><text:span text:style-name="T2"> </text:span><text:span text:style-name="T4">serve como comprovativo </text:span><text:span text:style-name="T1">para </text:span><text:span text:style-name="T6">efeitos</text:span><text:span text:style-name="T1"> de </text:span><text:span text:style-name="T6">Abono de Família</text:span><text:span text:style-name="T1">.</text:span></text:p>
      <text:p text:style-name="P1"/>
      <text:p text:style-name="P4">Prestações familiares:</text:p>
      <text:p text:style-name="P5"><text:span text:style-name="T2">Est</text:span><text:span text:style-name="T3">a declaração</text:span><text:span text:style-name="T2"> </text:span><text:span text:style-name="T4">serve como comprovativo </text:span><text:span text:style-name="T1">para </text:span><text:span text:style-name="T6">efeitos</text:span><text:span text:style-name="T1"> de Prestações Familiares.</text:span></text:p>
      <text:p text:style-name="P1"/>
      <text:p text:style-name="P4">IRS:</text:p>
      <text:p text:style-name="P5"><text:span text:style-name="T2">Est</text:span><text:span text:style-name="T3">a declaração</text:span><text:span text:style-name="T2"> </text:span><text:span text:style-name="T4">serve como comprovativo </text:span><text:span text:style-name="T1">para efeitos de IRS.</text:span></text:p>
      <text:p text:style-name="P1"/>
      <text:p text:style-name="P4">ADSE/<text:span text:style-name="T10">ADM/SAD/SSMJ</text:span>:</text:p>
      <text:p text:style-name="P6"><text:span text:style-name="T2">Est</text:span><text:span text:style-name="T3">a declaração</text:span><text:span text:style-name="T2"> </text:span><text:span text:style-name="T4">serve como comprovativo </text:span><text:span text:style-name="T1">para efeitos de </text:span><text:span text:style-name="T7">ADSE/</text:span><text:span text:style-name="T6">ADM/SAD/SSMJ</text:span><text:span text:style-name="T1">.</text:span></text:p>
      <text:p text:style-name="P1"/>
      <text:p text:style-name="P4">Segurança Social:</text:p>
      <text:p text:style-name="P5"><text:span text:style-name="T2">Est</text:span><text:span text:style-name="T3">a declaração</text:span><text:span text:style-name="T2"> </text:span><text:span text:style-name="T4">serve como comprovativo </text:span><text:span text:style-name="T1">para efeitos de Segurança Social.</text:span></text:p>
      <text:p text:style-name="P1"/>
      <text:p text:style-name="P4">Fins Militares:</text:p>
      <text:p text:style-name="P5"><text:span text:style-name="T2">Est</text:span><text:span text:style-name="T3">a declaração</text:span><text:span text:style-name="T2"> </text:span><text:span text:style-name="T4">serve como comprovativo </text:span><text:span text:style-name="T1">para fins militares.</text:span></text:p>
      <text:p text:style-name="P1"/>
      <text:p text:style-name="P4">Bolsas de estudo:</text:p>
      <text:p text:style-name="P5"><text:span text:style-name="T2">Est</text:span><text:span text:style-name="T3">a declaração</text:span><text:span text:style-name="T2"> </text:span><text:span text:style-name="T4">serve como comprovativo </text:span><text:span text:style-name="T1">para efeitos de bolsa de estudo.</text:span></text:p>
      <text:p text:style-name="P1"/>
      <text:p text:style-name="P4">Fins Profissionais:</text:p>
      <text:p text:style-name="P5"><text:span text:style-name="T2">Est</text:span><text:span text:style-name="T3">a declaração</text:span><text:span text:style-name="T2"> </text:span><text:span text:style-name="T4">serve como comprovativo </text:span><text:span text:style-name="T1">para fins profissionais.</text:span></text:p>
      <text:p text:style-name="P1"/>
      <text:p text:style-name="P4">PPRE <text:span text:style-name="T12">(Apenas certidôes)</text:span>:</text:p>
      <text:p text:style-name="P5"><text:span text:style-name="T2">Est</text:span><text:span text:style-name="T3">a declaração</text:span><text:span text:style-name="T2"> </text:span><text:span text:style-name="T4">serve como comprovativo </text:span><text:span text:style-name="T1">para </text:span><text:span text:style-name="T8">efeitos</text:span><text:span text:style-name="T1"> de Plano de Poupança Reforma/Educação.</text:span></text:p>
      <text:p text:style-name="P5"/>
      <text:p text:style-name="P9">SEF (Apenas certidões):</text:p>
      <text:p text:style-name="P8">Esta declaração destina-se a apresentação no Serviço de Estrangeiros e Fronteiras. Mais se informa que o aluno encontra-se com a situação regularizada, não tendo em dívida nenhum valor de propinas até à presente data, de acordo com o Regulamento de Propinas da Universidade de Lisboa.</text:p>
      <text:p text:style-name="P5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5T16:34:56.358961836</meta:creation-date>
    <dc:date>2015-07-29T16:54:10.370228980</dc:date>
    <meta:editing-duration>PT33M33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1" meta:paragraph-count="21" meta:word-count="165" meta:character-count="1168" meta:non-whitespace-character-count="1024"/>
  </office:meta>
</office:document-meta>
</file>